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Text_20_body" style:list-style-name="L1"/>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2. Client Registration</text:span> bölümü, OAuth 2.0 protokolünün başlatılmasından önce bir <text:span text:style-name="Strong_20_Emphasis">client</text:span> (istemci) uygulamasının yetkilendirme sunucusuna nasıl kaydolması gerektiğini açıklar. Bu kayıt süreci, istemcinin yetkilendirme sunucusuyla etkileşimde bulunmasını gerektirir. Ancak, bu etkileşimlerin ne şekilde gerçekleşeceği ve kaydın nasıl yapılacağı, OAuth 2.0 spesifikasyonunun kapsamı dışında kalır. Ancak genellikle, bu süreç bir HTML kayıt formu aracılığıyla bir kullanıcı etkileşimi gerektirir.</text:p>
      <text:h text:style-name="Heading_20_3" text:outline-level="3">1. <text:span text:style-name="Strong_20_Emphasis">İstemci Kayıt Süreci</text:span></text:h>
      <text:p text:style-name="Text_20_body">İstemci kaydının gerekliliği, OAuth 2.0 protokolünü başlatmadan önce istemcinin yetkilendirme sunucusuna kaydolmasını zorunlu kılar. Ancak, kayıt sürecinde istemcinin doğrudan yetkilendirme sunucusuyla etkileşimde bulunması her zaman gerekmez. Yetkilendirme sunucusu, kaydı başka yollarla da yapabilir. Örneğin, istemcinin güvenilir bir kanal aracılığıyla bir <text:span text:style-name="Strong_20_Emphasis">self-issued</text:span> (kendiliğinden verilen) veya <text:span text:style-name="Strong_20_Emphasis">third-party-issued</text:span> (üçüncü tarafça verilen) bir beyanname sunması, ya da istemcinin kaydını gerçekleştirmek için bir <text:span text:style-name="Strong_20_Emphasis">client discovery</text:span> (istemci keşfi) süreci uygulanabilir.</text:p>
      <text:p text:style-name="Text_20_body">Bu, istemci kayıt işleminin, bazı durumlarda doğrudan etkileşim gerektirmeden de gerçekleştirilebileceği anlamına gelir.</text:p>
      <text:h text:style-name="Heading_20_3" text:outline-level="3">2. <text:span text:style-name="Strong_20_Emphasis">Kayıt Sürecinde İstemcinin Sağlaması Gereken Bilgiler</text:span></text:h>
      <text:p text:style-name="Text_20_body">İstemci kaydını gerçekleştiren geliştirici, aşağıdaki bilgileri sağlamalıdır:</text:p>
      <text:list text:style-name="L1">
        <text:list-item>
          <text:p text:style-name="P1"><text:span text:style-name="Strong_20_Emphasis">İstemci tipi</text:span>: İstemci kaydında, istemcinin tipi belirtilmelidir. Bu, OAuth 2.0 protokolü için çok önemlidir çünkü istemcinin güvenlik özellikleri, protokolde nasıl işlem yapacağı ve hangi tür verilere erişim talep edeceği, istemci tipine göre değişir.</text:p>
        </text:list-item>
        <text:list-item>
          <text:p text:style-name="P1"><text:span text:style-name="Strong_20_Emphasis">Redirection URIs</text:span>: Kayıt sırasında, istemci uygulaması tarafından kullanılan <text:span text:style-name="Strong_20_Emphasis">redirection URIs</text:span> (yönlendirme URI’ları) belirtilmelidir. Bu URI’lar, istemci uygulamasının yetkilendirme sunucusundan alacağı yanıtların yönlendirilmesi gereken yerlerdir. Bu bilgiler, istemci ile sunucu arasındaki iletişimde güvenliği sağlamak için kritik öneme sahiptir.</text:p>
        </text:list-item>
        <text:list-item>
          <text:p text:style-name="P1"><text:span text:style-name="Strong_20_Emphasis">Diğer gerekli bilgiler</text:span>: İstemci kaydı için, yetkilendirme sunucusunun talep edebileceği diğer bilgiler de sağlanmalıdır. Örneğin, istemci uygulamasının adı, web sitesi, açıklaması, logosu ve yasal şartları kabul etme gibi bilgiler de istenebilir.</text:p>
        </text:list-item>
      </text:list>
      <text:h text:style-name="Heading_20_3" text:outline-level="3">3. <text:span text:style-name="Strong_20_Emphasis">Güven ve Güvenlik</text:span></text:h>
      <text:p text:style-name="Text_20_body">Kaydın güvenli bir şekilde yapılması için, istemci ve yetkilendirme sunucusu arasında güvenli bir kanal üzerinden etkileşim sağlanmalıdır. Bu, istemci bilgilerinin doğru bir şekilde alınıp kaydedilmesini ve doğru istemci tipinin ve diğer bilgilerin doğrulanmasını sağlar.</text:p>
      <text:h text:style-name="Heading_20_3" text:outline-level="3">Özetle</text:h>
      <text:p text:style-name="Text_20_body">Client Registration, istemci uygulamasının OAuth 2.0 protokolüne katılabilmesi için yetkilendirme sunucusuna kaydolmasını gerektirir. Bu kayıtta, istemcinin tipi, redirection URI’ları gibi bilgilerin yanı sıra diğer güvenlik önlemleri de dikkate alınır. Ancak, doğrudan istemci-yetkilendirme sunucusu etkileşimi her zaman gerekli değildir ve farklı güvenli yöntemlerle istemci kaydı yapılabilir.</text:p>
      <text:p text:style-name="Standard"><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tr" fo:country="T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6T02:49:52.863462764</meta:creation-date>
    <dc:date>2025-01-26T02:51:44.873093659</dc:date>
    <meta:editing-duration>PT1M52S</meta:editing-duration>
    <meta:editing-cycles>1</meta:editing-cycles>
    <meta:document-statistic meta:table-count="0" meta:image-count="0" meta:object-count="0" meta:page-count="2" meta:paragraph-count="13" meta:word-count="340" meta:character-count="2879" meta:non-whitespace-character-count="2555"/>
    <meta:generator>LibreOffice/7.4.7.2$Linux_X86_64 LibreOffice_project/40$Build-2</meta:generator>
  </office:meta>
</office:document-meta>
</file>